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5.39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0.211cm"/>
    </style:style>
    <style:style style:name="co8" style:family="table-column">
      <style:table-column-properties fo:break-before="auto" style:column-width="13.4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ella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Femel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hien amical et joueur, adore les promenades.</text:p>
          </table:table-cell>
          <table:table-cell office:value-type="string" calcext:value-type="string">
            <text:p><text:a xlink:href="https://www.blogwoufwouf.com/wp-content/uploads/2020/05/©Noemie-.jpg" xlink:type="simple">https://www.blogwoufwouf.com/wp-content/uploads/2020/05/%C2%A9Noemie-.jpg</text:a></text:p>
          </table:table-cell>
        </table:table-row>
        <table:table-row table:style-name="ro1">
          <table:table-cell table:style-name="ce1"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rron</text:p>
          </table:table-cell>
          <table:table-cell office:value-type="string" calcext:value-type="string">
            <text:p>Mâ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hien loyal et protecteur, aime les enfants.</text:p>
          </table:table-cell>
          <table:table-cell office:value-type="string" calcext:value-type="string">
            <text:p><text:a xlink:href="https://www.goodbro.fr/wp-content/uploads/Cocker-Spaniel-Anglais--768x536.jpg.webp" xlink:type="simple">https://www.goodbro.fr/wp-content/uploads/Cocker-Spaniel-Anglais--768x536.jpg.webp</text:a></text:p>
          </table:table-cell>
        </table:table-row>
        <table:table-row table:style-name="ro1">
          <table:table-cell table:style-name="ce1" office:value-type="string" calcext:value-type="string">
            <text:p>Luna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mel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hat calme et câlin, adore se prélasser au soleil.</text:p>
          </table:table-cell>
          <table:table-cell office:value-type="string" calcext:value-type="string">
            <text:p><text:a xlink:href="https://www.cesaretfelix.com/images/dossiers/2019-10/angora-turque-104238.jpg" xlink:type="simple">https://www.cesaretfelix.com/images/dossiers/2019-10/angora-turque-104238.jpg</text:a></text:p>
          </table:table-cell>
        </table:table-row>
        <table:table-row table:style-name="ro1">
          <table:table-cell office:value-type="string" calcext:value-type="string">
            <text:p>Charlie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â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hien énergique, adore courir dans le parc.</text:p>
          </table:table-cell>
          <table:table-cell office:value-type="string" calcext:value-type="string">
            <text:p><text:a xlink:href="https://www.labradorsdelatourfarmina.com/images/silver.jpg" xlink:type="simple">https://www.labradorsdelatourfarmina.com/images/silver.jpg</text:a></text:p>
          </table:table-cell>
        </table:table-row>
        <table:table-row table:style-name="ro1">
          <table:table-cell office:value-type="string" calcext:value-type="string">
            <text:p>Milo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ir et blanc</text:p>
          </table:table-cell>
          <table:table-cell office:value-type="string" calcext:value-type="string">
            <text:p>Mâ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hat curieux et espiègle, grimpe partout.</text:p>
          </table:table-cell>
          <table:table-cell office:value-type="string" calcext:value-type="string">
            <text:p><text:a xlink:href="https://sweetpurrfections.com/wp-content/uploads/2024/07/picture-of-a-tuxedo-black-and-white-ragdoll-cat-1024x576.jpeg" xlink:type="simple">https://sweetpurrfections.com/wp-content/uploads/2024/07/picture-of-a-tuxedo-black-and-white-ragdoll-cat-1024x576.jpeg</text:a></text:p>
          </table:table-cell>
        </table:table-row>
        <table:table-row table:style-name="ro1">
          <table:table-cell table:style-name="ce1" office:value-type="string" calcext:value-type="string">
            <text:p>Daisy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Femel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hien affectueux et tranquille, parfait pour une maison calme.</text:p>
          </table:table-cell>
          <table:table-cell office:value-type="string" calcext:value-type="string">
            <text:p><text:a xlink:href="https://www.toutvert.fr/wp-content/uploads/2017/02/golden-retriever-650x366.jpg" xlink:type="simple">https://www.toutvert.fr/wp-content/uploads/2017/02/golden-retriever-650x366.jpg</text:a></text:p>
          </table:table-cell>
        </table:table-row>
        <table:table-row table:style-name="ro1">
          <table:table-cell office:value-type="string" calcext:value-type="string">
            <text:p>Oscar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Mâ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hat indépendant, aime explorer les environs.</text:p>
          </table:table-cell>
          <table:table-cell office:value-type="string" calcext:value-type="string">
            <text:p><text:a xlink:href="https://lemagduchat.ouest-france.fr/images/dossiers/2018-06/europeen-4-104303.jpg" xlink:type="simple">https://lemagduchat.ouest-france.fr/images/dossiers/2018-06/europeen-4-104303.jpg</text:a></text:p>
          </table:table-cell>
        </table:table-row>
        <table:table-row table:style-name="ro1">
          <table:table-cell office:value-type="string" calcext:value-type="string">
            <text:p>Coc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r et marron</text:p>
          </table:table-cell>
          <table:table-cell office:value-type="string" calcext:value-type="string">
            <text:p>Femel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hien sociable, adore rencontrer d'autres chiens.</text:p>
          </table:table-cell>
          <table:table-cell office:value-type="string" calcext:value-type="string">
            <text:p><text:a xlink:href="https://www.helloanimaux.fr/wp-content/uploads/2021/01/race-chien-akita-americain-debout.jpg" xlink:type="simple">https://www.helloanimaux.fr/wp-content/uploads/2021/01/race-chien-akita-americain-debout.jpg</text:a></text:p>
          </table:table-cell>
        </table:table-row>
        <table:table-row table:style-name="ro1"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ris et blanc</text:p>
          </table:table-cell>
          <table:table-cell office:value-type="string" calcext:value-type="string">
            <text:p>Mâ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hat joueur, adore les jouets interactifs.</text:p>
          </table:table-cell>
          <table:table-cell office:value-type="string" calcext:value-type="string">
            <text:p><text:a xlink:href="https://ziggyfamily.com/cdn/shop/files/alimentation-chat-sacre-de-birmanie.png?v=1670233397&amp;width=1000" xlink:type="simple">https://ziggyfamily.com/cdn/shop/files/alimentation-chat-sacre-de-birmanie.png?v=1670233397&amp;width=1000</text:a></text:p>
          </table:table-cell>
        </table:table-row>
        <table:table-row table:style-name="ro1">
          <table:table-cell office:value-type="string" calcext:value-type="string">
            <text:p>Molly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lanc et noir</text:p>
          </table:table-cell>
          <table:table-cell office:value-type="string" calcext:value-type="string">
            <text:p>Femel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hienne douce, adore les câlins et se blottir.</text:p>
          </table:table-cell>
          <table:table-cell office:value-type="string" calcext:value-type="string">
            <text:p><text:a xlink:href="https://www.blogcanin.com/wp-content/uploads/2017/06/setter-anglais-1.jpg" xlink:type="simple">https://www.blogcanin.com/wp-content/uploads/2017/06/setter-anglais-1.jpg</text:a></text:p>
          </table:table-cell>
        </table:table-row>
        <table:table-row table:style-name="ro1">
          <table:table-cell office:value-type="string" calcext:value-type="string">
            <text:p>Buddy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rron</text:p>
          </table:table-cell>
          <table:table-cell office:value-type="string" calcext:value-type="string">
            <text:p>Mâ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hien protecteur, toujours attentif à son entourage.</text:p>
          </table:table-cell>
          <table:table-cell office:value-type="string" calcext:value-type="string">
            <text:p><text:a xlink:href="https://www.autourdesanimaux.com/wp-content/uploads/races/170/lg_cocker-anglais_6426d73016c94.webp" xlink:type="simple">https://www.autourdesanimaux.com/wp-content/uploads/races/170/lg_cocker-anglais_6426d73016c94.webp</text:a></text:p>
          </table:table-cell>
        </table:table-row>
        <table:table-row table:style-name="ro1">
          <table:table-cell office:value-type="string" calcext:value-type="string">
            <text:p>Chloe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ux et blanc</text:p>
          </table:table-cell>
          <table:table-cell office:value-type="string" calcext:value-type="string">
            <text:p>Femel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hat câlin, aime dormir près des fenêtres.</text:p>
          </table:table-cell>
          <table:table-cell office:value-type="string" calcext:value-type="string">
            <text:p><text:a xlink:href="https://lesanimauxdufutur.fr/wp-content/uploads/2023/10/pexels-valeria-boltneva-9443839-e1696326938152-768x512.jpg" xlink:type="simple">https://lesanimauxdufutur.fr/wp-content/uploads/2023/10/pexels-valeria-boltneva-9443839-e1696326938152-768x512.jpg</text:a></text:p>
          </table:table-cell>
        </table:table-row>
        <table:table-row table:style-name="ro1">
          <table:table-cell office:value-type="string" calcext:value-type="string">
            <text:p>Rocky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oir et beige</text:p>
          </table:table-cell>
          <table:table-cell office:value-type="string" calcext:value-type="string">
            <text:p>Mâ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hien actif, parfait pour une vie en plein air.</text:p>
          </table:table-cell>
          <table:table-cell office:value-type="string" calcext:value-type="string">
            <text:p><text:a xlink:href="https://cdn.shopify.com/s/files/1/0265/1327/7008/files/leonberg.jpg?v=1715937125" xlink:type="simple">https://cdn.shopify.com/s/files/1/0265/1327/7008/files/leonberg.jpg?v=1715937125</text:a></text:p>
          </table:table-cell>
        </table:table-row>
        <table:table-row table:style-name="ro1">
          <table:table-cell office:value-type="string" calcext:value-type="string">
            <text:p>Zoe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Femel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hat curieux, adore observer les oiseaux depuis la fenêtre.</text:p>
          </table:table-cell>
          <table:table-cell office:value-type="string" calcext:value-type="string">
            <text:p><text:a xlink:href="https://www.peuple-animal.com/wp-content/uploads/2022/03/3161.800.jpg" xlink:type="simple">https://www.peuple-animal.com/wp-content/uploads/2022/03/3161.800.jpg</text:a></text:p>
          </table:table-cell>
        </table:table-row>
        <table:table-row table:style-name="ro1">
          <table:table-cell table:style-name="ce1" office:value-type="string" calcext:value-type="string">
            <text:p>Lucky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lanc et noir</text:p>
          </table:table-cell>
          <table:table-cell office:value-type="string" calcext:value-type="string">
            <text:p>Mâ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hien loyal, toujours à côté de son maître.</text:p>
          </table:table-cell>
          <table:table-cell office:value-type="string" calcext:value-type="string">
            <text:p><text:a xlink:href="https://dogwebfr.b-cdn.net/wp-content/uploads/2024/03/image-de-l-eleveur-pomsky.webp" xlink:type="simple">https://dogwebfr.b-cdn.net/wp-content/uploads/2024/03/image-de-l-eleveur-pomsky.webp</text:a>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oir et blanc</text:p>
          </table:table-cell>
          <table:table-cell office:value-type="string" calcext:value-type="string">
            <text:p>Mâ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hien calme, préfère rester près de sa famille.</text:p>
          </table:table-cell>
          <table:table-cell office:value-type="string" calcext:value-type="string">
            <text:p><text:a xlink:href="https://www.staffieboutique.com/wp-content/uploads/2024/02/ff14f9441282ab5abd91c9c450dd2224.jpg" xlink:type="simple">https://www.staffieboutique.com/wp-content/uploads/2024/02/ff14f9441282ab5abd91c9c450dd2224.jpg</text:a></text:p>
          </table:table-cell>
        </table:table-row>
        <table:table-row table:style-name="ro1">
          <table:table-cell office:value-type="string" calcext:value-type="string">
            <text:p>Misty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lanc et gris</text:p>
          </table:table-cell>
          <table:table-cell office:value-type="string" calcext:value-type="string">
            <text:p>Femel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hat timide mais affectueux une fois en confiance.</text:p>
          </table:table-cell>
          <table:table-cell office:value-type="string" calcext:value-type="string">
            <text:p><text:a xlink:href="https://www.apagi.fr/media/filer_public_thumbnails/filer_public/81/77/8177d653-b844-471e-a039-cd0b857e0f94/moorea-chat-femelle-europeen-gris-blanc-1.jpg__530x530_q85_subsampling-2.jpg" xlink:type="simple">https://www.apagi.fr/media/filer_public_thumbnails/filer_public/81/77/8177d653-b844-471e-a039-cd0b857e0f94/moorea-chat-femelle-europeen-gris-blanc-1.jpg__530x530_q85_subsampling-2.jpg</text:a></text:p>
          </table:table-cell>
        </table:table-row>
        <table:table-row table:style-name="ro1">
          <table:table-cell office:value-type="string" calcext:value-type="string">
            <text:p>Rex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ron</text:p>
          </table:table-cell>
          <table:table-cell office:value-type="string" calcext:value-type="string">
            <text:p>Mâ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hien énergique, aime les longues balades en forêt.</text:p>
          </table:table-cell>
          <table:table-cell office:value-type="string" calcext:value-type="string">
            <text:p><text:a xlink:href="https://www.assuropoil.fr/wp-content/uploads/2023/08/berger-allemand-1.jpg" xlink:type="simple">https://www.assuropoil.fr/wp-content/uploads/2023/08/berger-allemand-1.jpg</text:a>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  <table:table-row table:style-name="ro1" table:number-rows-repeated="23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  <table:table-row table:style-name="ro1" table:number-rows-repeated="10">
          <table:table-cell table:number-columns-repeated="8"/>
        </table:table-row>
        <table:table-row table:style-name="ro1" table:number-rows-repeated="4"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/00/0000</text:date>, <text:time style:data-style-name="N2" text:time-value="12:11:54.8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2:12:10.398000000</meta:creation-date>
    <dc:date>2024-09-05T15:06:40.058000000</dc:date>
    <meta:editing-duration>PT4H44M36S</meta:editing-duration>
    <meta:editing-cycles>4</meta:editing-cycles>
    <meta:generator>LibreOffice/7.5.3.2$Windows_X86_64 LibreOffice_project/9f56dff12ba03b9acd7730a5a481eea045e468f3</meta:generator>
    <meta:document-statistic meta:table-count="1" meta:cell-count="144" meta:object-count="0"/>
  </office:meta>
</office:document-meta>
</file>